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0f7" officeooo:paragraph-rsid="000bc0f7"/>
    </style:style>
    <style:style style:name="P2" style:family="paragraph" style:parent-style-name="Standard">
      <style:text-properties officeooo:rsid="000dbfed" officeooo:paragraph-rsid="000dbfed"/>
    </style:style>
    <style:style style:name="P3" style:family="paragraph" style:parent-style-name="Standard">
      <style:text-properties officeooo:rsid="000ebdd2" officeooo:paragraph-rsid="000ebdd2"/>
    </style:style>
    <style:style style:name="P4" style:family="paragraph" style:parent-style-name="Standard">
      <style:text-properties officeooo:rsid="00105d7e" officeooo:paragraph-rsid="00105d7e"/>
    </style:style>
    <style:style style:name="P5" style:family="paragraph" style:parent-style-name="Standard">
      <style:text-properties officeooo:rsid="001154cc" officeooo:paragraph-rsid="001154cc"/>
    </style:style>
    <style:style style:name="P6" style:family="paragraph" style:parent-style-name="Standard">
      <style:text-properties officeooo:rsid="001154cc" officeooo:paragraph-rsid="0012540b"/>
    </style:style>
    <style:style style:name="P7" style:family="paragraph" style:parent-style-name="Standard">
      <style:text-properties officeooo:rsid="000bc0f7" officeooo:paragraph-rsid="000bc0f7"/>
    </style:style>
    <style:style style:name="P8" style:family="paragraph" style:parent-style-name="Standard">
      <style:text-properties officeooo:rsid="000dbfed" officeooo:paragraph-rsid="000dbfed"/>
    </style:style>
    <style:style style:name="P9" style:family="paragraph" style:parent-style-name="Standard">
      <style:text-properties officeooo:rsid="00105d7e" officeooo:paragraph-rsid="00105d7e"/>
    </style:style>
    <style:style style:name="P10" style:family="paragraph" style:parent-style-name="Standard">
      <style:text-properties officeooo:rsid="0012540b" officeooo:paragraph-rsid="0012540b"/>
    </style:style>
    <style:style style:name="P11" style:family="paragraph" style:parent-style-name="Standard">
      <style:text-properties officeooo:rsid="0015b698" officeooo:paragraph-rsid="0015b698"/>
    </style:style>
    <style:style style:name="P12" style:family="paragraph" style:parent-style-name="Standard">
      <style:text-properties officeooo:rsid="0016fd81" officeooo:paragraph-rsid="0016fd81"/>
    </style:style>
    <style:style style:name="P13" style:family="paragraph" style:parent-style-name="Standard">
      <style:text-properties fo:font-weight="bold" officeooo:rsid="000bc0f7" officeooo:paragraph-rsid="000bc0f7" style:font-weight-asian="bold" style:font-weight-complex="bold"/>
    </style:style>
    <style:style style:name="P14" style:family="paragraph" style:parent-style-name="Standard">
      <style:text-properties fo:font-weight="bold" officeooo:rsid="000ebdd2" officeooo:paragraph-rsid="000ebdd2" style:font-weight-asian="bold" style:font-weight-complex="bold"/>
    </style:style>
    <style:style style:name="P15" style:family="paragraph" style:parent-style-name="Standard">
      <style:text-properties fo:font-weight="bold" officeooo:rsid="000dbfed" officeooo:paragraph-rsid="000dbfed" style:font-weight-asian="bold" style:font-weight-complex="bold"/>
    </style:style>
    <style:style style:name="P16" style:family="paragraph" style:parent-style-name="Standard">
      <style:text-properties fo:font-weight="bold" officeooo:rsid="00105d7e" officeooo:paragraph-rsid="00105d7e" style:font-weight-asian="bold" style:font-weight-complex="bold"/>
    </style:style>
    <style:style style:name="P17" style:family="paragraph" style:parent-style-name="Standard">
      <style:text-properties fo:font-weight="bold" officeooo:rsid="0012540b" officeooo:paragraph-rsid="0012540b" style:font-weight-asian="bold" style:font-weight-complex="bold"/>
    </style:style>
    <style:style style:name="P18" style:family="paragraph" style:parent-style-name="Standard">
      <style:text-properties fo:font-weight="bold" officeooo:rsid="001154cc" officeooo:paragraph-rsid="001154cc" style:font-weight-asian="bold" style:font-weight-complex="bold"/>
    </style:style>
    <style:style style:name="P19" style:family="paragraph" style:parent-style-name="Standard">
      <style:text-properties fo:font-weight="bold" officeooo:rsid="0015b698" officeooo:paragraph-rsid="0015b698" style:font-weight-asian="bold" style:font-weight-complex="bold"/>
    </style:style>
    <style:style style:name="P20" style:family="paragraph" style:parent-style-name="Standard">
      <style:text-properties fo:font-weight="bold" officeooo:rsid="0016fd81" officeooo:paragraph-rsid="0016fd81" style:font-weight-asian="bold" style:font-weight-complex="bold"/>
    </style:style>
    <style:style style:name="T1" style:family="text">
      <style:text-properties officeooo:rsid="0012540b"/>
    </style:style>
    <style:style style:name="T2" style:family="text">
      <style:text-properties officeooo:rsid="0013bd7f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fcrit@Data1:~$ mongo</text:p>
      <text:p text:style-name="P1">MongoDB shell version: 2.6.10</text:p>
      <text:p text:style-name="P1">connecting to: test</text:p>
      <text:p text:style-name="P1"/>
      <text:p text:style-name="P13">&gt; use bda</text:p>
      <text:p text:style-name="P1">switched to db bda</text:p>
      <text:p text:style-name="P1"/>
      <text:p text:style-name="P13">&gt; db.grades.insert({</text:p>
      <text:p text:style-name="P13">... "Name" : "Swati",</text:p>
      <text:p text:style-name="P13">... "Address" : {</text:p>
      <text:p text:style-name="P13">... "Building" : "Kumud 1",</text:p>
      <text:p text:style-name="P13">... "Area" : "Anushakti Nagar",</text:p>
      <text:p text:style-name="P13">... "Colony" : "BARC",</text:p>
      <text:p text:style-name="P13">... "City" : "Chembur",</text:p>
      <text:p text:style-name="P13">... "Pin Code" : "113423"</text:p>
      <text:p text:style-name="P13">... },</text:p>
      <text:p text:style-name="P13">... "Scores" : [</text:p>
      <text:p text:style-name="P13">... {</text:p>
      <text:p text:style-name="P13">... "Sem 1" : 8.9,</text:p>
      <text:p text:style-name="P13">... "Sem 2" : 9.2,</text:p>
      <text:p text:style-name="P13">... "Sem 3" : 10,</text:p>
      <text:p text:style-name="P13">... "Sem 4" : 8.7,</text:p>
      <text:p text:style-name="P13">... "Sem 5" : 9.2,</text:p>
      <text:p text:style-name="P13">... "Sem 6" : 9.9,</text:p>
      <text:p text:style-name="P13">... "Sem 7" : 2.3,</text:p>
      <text:p text:style-name="P13">... "Sem 8" : 10</text:p>
      <text:p text:style-name="P13">... }</text:p>
      <text:p text:style-name="P13">... ],</text:p>
      <text:p text:style-name="P13">... "Name" : "Suvarna",</text:p>
      <text:p text:style-name="P13">... "Address" : {</text:p>
      <text:p text:style-name="P13">... "Building" : "Kumud 1",</text:p>
      <text:p text:style-name="P13">... "Area" : "Anushakti Nagar",</text:p>
      <text:p text:style-name="P13">... "Colony" : "BARC",</text:p>
      <text:p text:style-name="P13">... "City" : "Chembur",</text:p>
      <text:p text:style-name="P13">... "Pin Code" : "113423"</text:p>
      <text:p text:style-name="P13">... },</text:p>
      <text:p text:style-name="P13">... "Scores" : [</text:p>
      <text:p text:style-name="P13">... {</text:p>
      <text:p text:style-name="P13">... "Sem 1" : 7.6,</text:p>
      <text:p text:style-name="P13">... "Sem 2" : 9.25,</text:p>
      <text:p text:style-name="P13">... "Sem 3" : 10.0,</text:p>
      <text:p text:style-name="P13">... "Sem 4" : 5.7,</text:p>
      <text:p text:style-name="P13">... "Sem 5" : 9.92,</text:p>
      <text:p text:style-name="P13">... "Sem 6" : 7.9,</text:p>
      <text:p text:style-name="P13">... "Sem 7" : 9.3,</text:p>
      <text:p text:style-name="P13">... "Sem 8" : 10</text:p>
      <text:p text:style-name="P13">... }</text:p>
      <text:p text:style-name="P13">... ]</text:p>
      <text:p text:style-name="P13">... })</text:p>
      <text:p text:style-name="P13">WriteResult({ "nInserted" : 1 })</text:p>
      <text:p text:style-name="P14"/>
      <text:p text:style-name="P14">&gt; db.grades.find({"Name" : "Swati"})</text:p>
      <text:p text:style-name="P3"><text:soft-page-break/>{ "_id" : ObjectId("56d7e3114b2d4592d12f91c2"), "Name" : "Swati", "Address" : { "Building" : "Kumud 1", "Area" : "Anushakti Nagar", "Colony" : "BARC", "City" : "Chembur", "Pin Code" : "113423" }, "Scores" : [ { "Sem 1" : 8.9, "Sem 2" : 9.2, "Sem 3" : 10, "Sem 4" : 8.7, "Sem 5" : 9.2, "Sem 6" : 9.9, "Sem 7" : 2.3, "Sem 8" : 10 } ] }</text:p>
      <text:p text:style-name="P1"/>
      <text:p text:style-name="P13">&gt; db.grades.find({"Scores.Sem 7" : {$gt: 5}})</text:p>
      <text:p text:style-name="P1">{ "_id" : ObjectId("56d7e1fd4b2d4592d12f91c1"), "Name" : "Suvarna", "Address" : { "Building" : "Kumud 1", "Area" : "Anushakti Nagar", "Colony" : "BARC", "City" : "Chembur", "Pin Code" : "113423" }, "Scores" : [ { "Sem 1" : 7.6, "Sem 2" : 9.25, "Sem 3" : 10, "Sem 4" : 5.7, "Sem 5" : 9.92, "Sem 6" : 7.9, "Sem 7" : 9.3, "Sem 8" : 10 } ] }</text:p>
      <text:p text:style-name="P2"/>
      <text:p text:style-name="P15">&gt; db.grades.find({"Scores.Sem 7" : {$lt: 5}})</text:p>
      <text:p text:style-name="P2">{ "_id" : ObjectId("56d7e3114b2d4592d12f91c2"), "Name" : "Swati", "Address" : { "Building" : "Kumud 1", "Area" : "Anushakti Nagar", "Colony" : "BARC", "City" : "Chembur", "Pin Code" : "113423" }, "Scores" : [ { "Sem 1" : 8.9, "Sem 2" : 9.2, "Sem 3" : 10, "Sem 4" : 8.7, "Sem 5" : 9.2, "Sem 6" : 9.9, "Sem 7" : 2.3, "Sem 8" : 10 } ] }</text:p>
      <text:p text:style-name="P4"/>
      <text:p text:style-name="P16">&gt; db.grades.find({"Name" : "Swati", "Scores.Sem 1" : 8.9})</text:p>
      <text:p text:style-name="P4">{ "_id" : ObjectId("56d7e3114b2d4592d12f91c2"), "Name" : "Swati", "Address" : { "Building" : "Kumud 1", "Area" : "Anushakti Nagar", "Colony" : "BARC", "City" : "Chembur", "Pin Code" : "113423" }, "Scores" : [ { "Sem 1" : 8.9, "Sem 2" : 9.2, "Sem 3" : 10, "Sem 4" : 8.7, "Sem 5" : 9.2, "Sem 6" : 9.9, "Sem 7" : 2.3, "Sem 8" : 10 } ] }</text:p>
      <text:p text:style-name="P4"/>
      <text:p text:style-name="P17">&gt; db.grades.find({$or : [{"Scores.Sem 1" : 8.9, "Scores.Sem 1" : 7.6}] })</text:p>
      <text:p text:style-name="P10">{ "_id" : ObjectId("56d7e32f4b2d4592d12f91c3"), "Name" : "Suvarna", "Address" : { "Building" : "Kumud 1", "Area" : "Anushakti Nagar", "Colony" : "BARC", "City" : "Chembur", "Pin Code" : "113423" }, "Scores" : [ { "Sem 1" : 7.6, "Sem 2" : 9.25, "Sem 3" : 10, "Sem 4" : 5.7, "Sem 5" : 9.92, "Sem 6" : 7.9, "Sem 7" : 9.3, "Sem 8" : 10 } ] }</text:p>
      <text:p text:style-name="P5"/>
      <text:p text:style-name="P18">&gt; db.grades.find().sort({ "Scores.Sem 1" : 1})</text:p>
      <text:p text:style-name="P5">{ "_id" : ObjectId("56d7e32f4b2d4592d12f91c3"), "Name" : "Suvarna", "Address" : { "Building" : "Kumud 1", "Area" : "Anushakti Nagar", "Colony" : "BARC", "City" : "Chembur", "Pin Code" : "113423" }, "Scores" : [ { "Sem 1" : 7.6, "Sem 2" : 9.25, "Sem 3" : 10, "Sem 4" : 5.7, "Sem 5" : 9.92, "Sem 6" : 7.9, "Sem 7" : 9.3, "Sem 8" : 10 } ] }</text:p>
      <text:p text:style-name="P6">{ "_id" : ObjectId("56d7e3114b2d4592d12f91c2"), "Name" : "Swati", "Address" : { "Building" : "Kumud 1", "Area" : "Anushakti Nagar", "Colony" : "BARC", "City" : "Chembur", "Pin Code" : "113423" }, "Scores" : [ { "Sem 1" : 8.9, "Sem 2" : 9.2, "Sem 3" : 10, "Sem 4" : 8.7, "Sem 5" : 9.2, "Sem 6" : 9.9, "Sem 7" : 2.3, "Sem 8" : 10 } ] }</text:p>
      <text:p text:style-name="P6"/>
      <text:p text:style-name="P17">&gt; db.grades.update({"Name" : "Suvarna"},{$set : {"Name" : "Suvarna (New)"}})</text:p>
      <text:p text:style-name="P10">WriteResult({ "nMatched" : <text:span text:style-name="T2">1,</text:span> "nUpserted" : 0, "nModified" : <text:span text:style-name="T2">1</text:span>})</text:p>
      <text:p text:style-name="P17">&gt; db.grades.find()</text:p>
      <text:p text:style-name="P10">{ "_id" : ObjectId("56d7e3114b2d4592d12f91c2"), "Name" : "Swati", "Address" : { "Building" : "Kumud 1", "Area" : "Anushakti Nagar", "Colony" : "BARC", "City" : "Chembur", "Pin Code" : "113423" }, "Scores" : [ { "Sem 1" : 8.9, "Sem 2" : 9.2, "Sem 3" : 10, "Sem 4" : 8.7, "Sem 5" : 9.2, "Sem 6" : 9.9, "Sem 7" : 2.3, "Sem 8" : 10 } ] }</text:p>
      <text:p text:style-name="P10">{ "_id" : ObjectId("56d7e32f4b2d4592d12f91c3"), "Name" : "Suvarna (New)", "Address" : { "Building" : "Kumud 1", "Area" : "Anushakti Nagar", "Colony" : "BARC", "City" : "Chembur", "Pin Code" : "113423" }, "Scores" : [ { "Sem 1" : 7.6, "Sem 2" : 9.25, "Sem 3" : 10, "Sem 4" : 5.7, "Sem 5" : 9.92, "Sem 6" : 7.9, "Sem 7" : 9.3, "Sem 8" : 10 } ] }</text:p>
      <text:p text:style-name="P10"/>
      <text:p text:style-name="P11"><text:span text:style-name="T3">&gt; db.grades.update({"Name" : "Swati"},{$set : {"Pin Code" : "123456 (new)", "City" : </text:span><text:soft-page-break/><text:span text:style-name="T3">"Trombay (new)"}},{multi : true})</text:span></text:p>
      <text:p text:style-name="P11">WriteResult({ "nMatched" : 1, "nUpserted" : 0, "nModified" : 1 })</text:p>
      <text:p text:style-name="P19">&gt; db.grades.find()</text:p>
      <text:p text:style-name="P11">{ "_id" : ObjectId("56d7e3114b2d4592d12f91c2"), "Name" : "Swati", "Address" : { "Building" : "Kumud 1", "Area" : "Anushakti Nagar", "Colony" : "BARC", "City" : "Chembur", "Pin Code" : "113423" }, "Scores" : [ { "Sem 1" : 8.9, "Sem 2" : 9.2, "Sem 3" : 10, "Sem 4" : 8.7, "Sem 5" : 9.2, "Sem 6" : 9.9, "Sem 7" : 2.3, "Sem 8" : 10 } ], "Pin Code" : "123456 (new)", "City" : "Trombay (new)" }</text:p>
      <text:p text:style-name="P11">{ "_id" : ObjectId("56d7e32f4b2d4592d12f91c3"), "Name" : "Suvarna (New)", "Address" : { "Building" : "Kumud 1", "Area" : "Anushakti Nagar", "Colony" : "BARC", "City" : "Chembur", "Pin Code" : "113423" }, "Scores" : [ { "Sem 1" : 7.6, "Sem 2" : 9.25, "Sem 3" : 10, "Sem 4" : 5.7, "Sem 5" : 9.92, "Sem 6" : 7.9, "Sem 7" : 9.3, "Sem 8" : 10 } ] }</text:p>
      <text:p text:style-name="P11"/>
      <text:p text:style-name="P10"/>
      <text:p text:style-name="P20">&gt; db.grades.remove({"City" : "Trombay (new)"})</text:p>
      <text:p text:style-name="P12">WriteResult({ "nRemoved" : 1 })</text:p>
      <text:p text:style-name="P20">&gt; db.grades.find()</text:p>
      <text:p text:style-name="P12">{ "_id" : ObjectId("56d7e32f4b2d4592d12f91c3"), "Name" : "Suvarna (New)", "Address" : { "Building" : "Kumud 1", "Area" : "Anushakti Nagar", "Colony" : "BARC", "City" : "Chembur", "Pin Code" : "113423" }, "Scores" : [ { "Sem 1" : 7.6, "Sem 2" : 9.25, "Sem 3" : 10, "Sem 4" : 5.7, "Sem 5" : 9.92, "Sem 6" : 7.9, "Sem 7" : 9.3, "Sem 8" : 10 } ] }</text:p>
      <text:p text:style-name="P12"/>
      <text:p text:style-name="P20">&gt; db.grades.remove({})</text:p>
      <text:p text:style-name="P12">WriteResult({ "nRemoved" : 1 })</text:p>
      <text:p text:style-name="P20">&gt; db.grades.find()</text:p>
      <text:p text:style-name="P20"/>
      <text:p text:style-name="P20">&gt; db.grades.drop()</text:p>
      <text:p text:style-name="P12">true</text:p>
      <text:p text:style-name="P20">&gt; show collections</text:p>
      <text:p text:style-name="P12">system.index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10:47.293884034</meta:creation-date>
    <dc:date>2016-03-10T11:34:55.010168024</dc:date>
    <meta:editing-duration>PT1H24M42S</meta:editing-duration>
    <meta:editing-cycles>11</meta:editing-cycles>
    <meta:generator>LibreOffice/5.0.2.2$Linux_X86_64 LibreOffice_project/00m0$Build-2</meta:generator>
    <meta:document-statistic meta:table-count="0" meta:image-count="0" meta:object-count="0" meta:page-count="3" meta:paragraph-count="82" meta:word-count="1139" meta:character-count="5823" meta:non-whitespace-character-count="4766"/>
  </office:meta>
</office:document-meta>
</file>